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officeooo:paragraph-rsid="001b6a7b" style:font-name-asian="Times New Roman" style:font-size-asian="10.5pt" style:language-asian="en" style:country-asian="GB" style:font-name-complex="Times New Roman" style:font-size-complex="10.5pt"/>
    </style:style>
    <style:style style:name="P2" style:family="paragraph" style:parent-style-name="Standard">
      <style:paragraph-properties fo:margin-left="0in" fo:margin-right="0in" fo:text-indent="0.5in" style:auto-text-indent="false"/>
      <style:text-properties fo:font-size="18pt" fo:font-weight="bold" officeooo:paragraph-rsid="001b6a7b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in" fo:margin-right="0in" fo:text-indent="0.5in" style:auto-text-indent="false"/>
      <style:text-properties fo:font-size="16pt" fo:font-weight="bold" officeooo:paragraph-rsid="001b6a7b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in" fo:margin-right="0in" fo:text-indent="0.5in" style:auto-text-indent="false"/>
      <style:text-properties officeooo:paragraph-rsid="001b6a7b"/>
    </style:style>
    <style:style style:name="P5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b6a7b"/>
    </style:style>
    <style:style style:name="P6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officeooo:paragraph-rsid="001c5ad3"/>
    </style:style>
    <style:style style:name="P7" style:family="paragraph" style:parent-style-name="Standard">
      <loext:graphic-properties draw:fill="solid" draw:fill-color="#1e1e1e"/>
      <style:paragraph-properties fo:margin-top="0in" fo:margin-bottom="0.1665in" style:contextual-spacing="false" style:line-height-at-least="0.198in" fo:background-color="#1e1e1e"/>
      <style:text-properties officeooo:paragraph-rsid="001c5ad3"/>
    </style:style>
    <style:style style:name="P8" style:family="paragraph" style:parent-style-name="Standard">
      <loext:graphic-properties draw:fill="solid" draw:fill-color="#1e1e1e"/>
      <style:paragraph-properties fo:margin-top="0in" fo:margin-bottom="0in" style:contextual-spacing="false" style:line-height-at-least="0.198in" fo:background-color="#1e1e1e"/>
      <style:text-properties fo:color="#d4d4d4" loext:opacity="100%" style:font-name="Consolas" fo:font-size="10.5pt" officeooo:paragraph-rsid="001c5ad3" style:font-name-asian="Times New Roman" style:font-size-asian="10.5pt" style:language-asian="en" style:country-asian="GB" style:font-name-complex="Times New Roman" style:font-size-complex="10.5pt"/>
    </style:style>
    <style:style style:name="P9" style:family="paragraph" style:parent-style-name="Standard">
      <style:paragraph-properties fo:margin-left="0in" fo:margin-right="0in" fo:text-indent="0.5in" style:auto-text-indent="false"/>
      <style:text-properties fo:font-size="18pt" fo:font-weight="bold" officeooo:paragraph-rsid="001c5ad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officeooo:paragraph-rsid="001c5ad3"/>
    </style:style>
    <style:style style:name="T1" style:family="text">
      <style:text-properties fo:color="#9cdcfe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" style:family="text">
      <style:text-properties fo:color="#9cdcfe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3" style:family="text">
      <style:text-properties fo:color="#9cdcfe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4" style:family="text">
      <style:text-properties fo:color="#9cdcfe" loext:opacity="100%" fo:font-weight="bold" style:font-weight-asian="bold" style:font-weight-complex="bold"/>
    </style:style>
    <style:style style:name="T5" style:family="text">
      <style:text-properties fo:color="#d4d4d4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6" style:family="text">
      <style:text-properties fo:color="#d4d4d4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7" style:family="text">
      <style:text-properties fo:color="#d4d4d4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8" style:family="text">
      <style:text-properties fo:color="#dcdcaa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9" style:family="text">
      <style:text-properties fo:color="#dcdcaa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0" style:family="text">
      <style:text-properties fo:color="#dcdcaa" loext:opacity="100%" style:font-name="Consolas" fo:font-size="10.5pt" fo:font-weight="bold" style:font-name-asian="Times New Roman" style:font-size-asian="10.5pt" style:language-asian="en" style:country-asian="GB" style:font-weight-asian="bold" style:font-name-complex="Times New Roman" style:font-size-complex="10.5pt" style:font-weight-complex="bold"/>
    </style:style>
    <style:style style:name="T11" style:family="text">
      <style:text-properties fo:color="#dcdcaa" loext:opacity="100%" fo:font-weight="bold" style:font-weight-asian="bold" style:font-weight-complex="bold"/>
    </style:style>
    <style:style style:name="T12" style:family="text">
      <style:text-properties fo:color="#ce917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3" style:family="text">
      <style:text-properties fo:color="#ce917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4" style:family="text">
      <style:text-properties fo:color="#b5cea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5" style:family="text">
      <style:text-properties fo:color="#b5cea8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6" style:family="text">
      <style:text-properties fo:color="#6a9955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7" style:family="text">
      <style:text-properties fo:color="#6a9955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569cd6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0" style:family="text">
      <style:text-properties fo:color="#569cd6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1" style:family="text">
      <style:text-properties fo:color="#c586c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2" style:family="text">
      <style:text-properties fo:color="#c586c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4fc1ff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6" style:family="text">
      <style:text-properties fo:color="#4fc1ff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18pt" fo:font-weight="bold" officeooo:rsid="0014fd05" style:font-size-asian="18pt" style:font-weight-asian="bold" style:font-size-complex="18pt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4ec9b0" loext:opacity="100%" style:font-name="Consolas" fo:font-size="10.5pt" style:font-name-asian="Times New Roman" style:font-size-asian="10.5pt" style:language-asian="en" style:country-asian="GB" style:font-name-complex="Times New Roman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7">Writing a function which sums all the number i</text:span><text:span text:style-name="T28">n</text:span><text:span text:style-name="T27"> the array and add them through some for loop:</text:span><text:span text:style-name="T27"/></text:p>
      <text:p text:style-name="P10"><text:span text:style-name="T27">(Old way)</text:span><text:span text:style-name="T27"/></text:p>
      <text:p text:style-name="P6"><text:span text:style-name="T19">const</text:span><text:span text:style-name="T5"> </text:span><text:span text:style-name="T8">sumnumarray</text:span><text:span text:style-name="T5"> = () </text:span><text:span text:style-name="T19">=&gt;</text:span><text:span text:style-name="T5"/></text:p>
      <text:p text:style-name="P6"><text:span text:style-name="T5">{</text:span><text:span text:style-name="T5"/></text:p>
      <text:p text:style-name="P6"><text:span text:style-name="T5">    </text:span><text:span text:style-name="T19">const</text:span><text:span text:style-name="T5"> </text:span><text:span text:style-name="T25">nummarray</text:span><text:span text:style-name="T5">=[</text:span><text:span text:style-name="T14">1</text:span><text:span text:style-name="T5">, </text:span><text:span text:style-name="T14">3</text:span><text:span text:style-name="T5">, </text:span><text:span text:style-name="T14">4</text:span><text:span text:style-name="T5">, </text:span><text:span text:style-name="T14">5</text:span><text:span text:style-name="T5">];</text:span><text:span text:style-name="T5"/></text:p>
      <text:p text:style-name="P6"><text:span text:style-name="T5">    </text:span><text:span text:style-name="T19">let</text:span><text:span text:style-name="T5"> </text:span><text:span text:style-name="T1">result</text:span><text:span text:style-name="T5"> = </text:span><text:span text:style-name="T14">0</text:span><text:span text:style-name="T5">;</text:span><text:span text:style-name="T5"/></text:p>
      <text:p text:style-name="P6"><text:span text:style-name="T5">    </text:span><text:span text:style-name="T21">for</text:span><text:span text:style-name="T5">(</text:span><text:span text:style-name="T19">let</text:span><text:span text:style-name="T5"> </text:span><text:span text:style-name="T1">i</text:span><text:span text:style-name="T5">=</text:span><text:span text:style-name="T14">0</text:span><text:span text:style-name="T5">; </text:span><text:span text:style-name="T1">i</text:span><text:span text:style-name="T5">&lt;</text:span><text:span text:style-name="T14">5</text:span><text:span text:style-name="T5">; </text:span><text:span text:style-name="T1">i</text:span><text:span text:style-name="T5">++)</text:span><text:span text:style-name="T5"/></text:p>
      <text:p text:style-name="P6"><text:span text:style-name="T5">    </text:span><text:span text:style-name="T16">// for( const sameer of nummarray)</text:span><text:span text:style-name="T5"/></text:p>
      <text:p text:style-name="P6"><text:span text:style-name="T5">    {</text:span><text:span text:style-name="T5"/></text:p>
      <text:p text:style-name="P6"><text:span text:style-name="T5">        </text:span><text:span text:style-name="T16">// console.log(sameer); //old waaayyyyyy</text:span><text:span text:style-name="T5"/></text:p>
      <text:p text:style-name="P6"><text:span text:style-name="T5">        </text:span><text:span text:style-name="T1">console</text:span><text:span text:style-name="T5">.</text:span><text:span text:style-name="T8">log</text:span><text:span text:style-name="T5">(</text:span><text:span text:style-name="T1">i</text:span><text:span text:style-name="T5">);</text:span><text:span text:style-name="T5"/></text:p>
      <text:p text:style-name="P6"><text:span text:style-name="T5">        </text:span><text:span text:style-name="T1">result</text:span><text:span text:style-name="T5"> = </text:span><text:span text:style-name="T1">result</text:span><text:span text:style-name="T5"> + </text:span><text:span text:style-name="T1">i</text:span><text:span text:style-name="T5"> ;</text:span><text:span text:style-name="T5"/></text:p>
      <text:p text:style-name="P6"><text:span text:style-name="T5">       </text:span><text:span text:style-name="T5"/></text:p>
      <text:p text:style-name="P8"/>
      <text:p text:style-name="P6"><text:span text:style-name="T5">    }</text:span><text:span text:style-name="T5"/></text:p>
      <text:p text:style-name="P6"><text:span text:style-name="T5">    </text:span><text:span text:style-name="T21">return</text:span><text:span text:style-name="T5">  {</text:span><text:span text:style-name="T12">'sum of the array is '</text:span><text:span text:style-name="T1">:result</text:span><text:span text:style-name="T5">} ;</text:span><text:span text:style-name="T5"/></text:p>
      <text:p text:style-name="P6"><text:span text:style-name="T5">}</text:span><text:span text:style-name="T5"/></text:p>
      <text:p text:style-name="P6"><text:span text:style-name="T1">console</text:span><text:span text:style-name="T5">.</text:span><text:span text:style-name="T8">log</text:span><text:span text:style-name="T5">(</text:span><text:span text:style-name="T8">sumnumarray</text:span><text:span text:style-name="T5">()); </text:span><text:span text:style-name="T5"/></text:p>
      <text:p text:style-name="P9"/>
      <text:p text:style-name="P10"><text:span text:style-name="T27">(modern way)</text:span><text:span text:style-name="T27"/></text:p>
      <text:p text:style-name="P6"><text:span text:style-name="T19">const</text:span><text:span text:style-name="T5"> </text:span><text:span text:style-name="T8">sumnumarray</text:span><text:span text:style-name="T5"> = ()</text:span><text:span text:style-name="T19">=&gt;</text:span><text:span text:style-name="T5"/></text:p>
      <text:p text:style-name="P6"><text:span text:style-name="T5">{</text:span><text:span text:style-name="T5"/></text:p>
      <text:p text:style-name="P6"><text:span text:style-name="T19">let</text:span><text:span text:style-name="T5"> </text:span><text:span text:style-name="T1">nummarray</text:span><text:span text:style-name="T5">=[</text:span><text:span text:style-name="T14">1</text:span><text:span text:style-name="T5">, </text:span><text:span text:style-name="T14">2</text:span><text:span text:style-name="T5">, </text:span><text:span text:style-name="T14">3</text:span><text:span text:style-name="T5">, </text:span><text:span text:style-name="T14">4</text:span><text:span text:style-name="T5">, </text:span><text:span text:style-name="T14">5</text:span><text:span text:style-name="T5">];</text:span><text:span text:style-name="T5"/></text:p>
      <text:p text:style-name="P6"><text:span text:style-name="T19">let</text:span><text:span text:style-name="T5"> </text:span><text:span text:style-name="T1">result</text:span><text:span text:style-name="T5">=</text:span><text:span text:style-name="T14">0</text:span><text:span text:style-name="T5">;</text:span><text:span text:style-name="T5"/></text:p>
      <text:p text:style-name="P6"><text:span text:style-name="T21">for</text:span><text:span text:style-name="T5">(</text:span><text:span text:style-name="T1">number</text:span><text:span text:style-name="T5"> </text:span><text:span text:style-name="T19">of</text:span><text:span text:style-name="T5"> </text:span><text:span text:style-name="T1">nummarray</text:span><text:span text:style-name="T5">) </text:span><text:span text:style-name="T16">//new wayyyyy</text:span><text:span text:style-name="T5"/></text:p>
      <text:p text:style-name="P6"><text:span text:style-name="T5">{</text:span><text:span text:style-name="T5"/></text:p>
      <text:p text:style-name="P6"><text:span text:style-name="T5">    </text:span><text:span text:style-name="T1">console</text:span><text:span text:style-name="T5">.</text:span><text:span text:style-name="T8">log</text:span><text:span text:style-name="T5">(</text:span><text:span text:style-name="T1">number</text:span><text:span text:style-name="T5">);</text:span><text:span text:style-name="T5"/></text:p>
      <text:p text:style-name="P6"><text:span text:style-name="T5">    </text:span><text:span text:style-name="T1">result</text:span><text:span text:style-name="T5"> = </text:span><text:span text:style-name="T1">result</text:span><text:span text:style-name="T5"> + </text:span><text:span text:style-name="T1">number</text:span><text:span text:style-name="T5">;</text:span><text:span text:style-name="T5"/></text:p>
      <text:p text:style-name="P6"><text:span text:style-name="T5">}</text:span><text:span text:style-name="T5"/></text:p>
      <text:p text:style-name="P6"><text:span text:style-name="T21">return</text:span><text:span text:style-name="T5"> {</text:span><text:span text:style-name="T12">'Sum of numbers in the array are '</text:span><text:span text:style-name="T1">:result</text:span><text:span text:style-name="T5">} ;</text:span><text:span text:style-name="T5"/></text:p>
      <text:p text:style-name="P7"><text:span text:style-name="T5"><text:line-break/></text:span><text:span text:style-name="T5"/></text:p>
      <text:p text:style-name="P6"><text:span text:style-name="T5">}</text:span><text:span text:style-name="T5"/></text:p>
      <text:p text:style-name="P6"><text:span text:style-name="T3">console</text:span><text:span text:style-name="T7">.</text:span><text:span text:style-name="T10">log</text:span><text:span text:style-name="T7">(</text:span><text:span text:style-name="T10">sumnumarray</text:span><text:span text:style-name="T7">());</text:span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06T23:06:51.640729542</dc:date>
    <meta:editing-duration>PT4M10S</meta:editing-duration>
    <meta:editing-cycles>5</meta:editing-cycles>
    <meta:document-statistic meta:table-count="0" meta:image-count="0" meta:object-count="0" meta:page-count="1" meta:paragraph-count="31" meta:word-count="108" meta:character-count="689" meta:non-whitespace-character-count="540"/>
  </office:meta>
</office:document-meta>
</file>